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RedirectFilterTests.doFilterSendRedirectWhenCustomSendRedirectHttpStatusThenLocationAnd3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lativeRedirectFilterTests.doFilterSendRedirectWhenDefaultsThenLocationAnd3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lativeRedirectFilterTests.sendRedirectHttpStatusWhenNullThen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veRedirectFilterTests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tiveRedirectFilterTests.sendRedirectHttpStatusWhenNot3xxThen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veRedirectFilterTests.wrapOnc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